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.updateBlogEntry( Document 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ublish.getNodesTo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ublish.doCheckPre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ublish.do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ublish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.updateFe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